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Monaco, 'Andale Mono', 'Ubuntu Mono', monospace"/>
    <style:font-face style:name="Courier New" svg:font-family="'Courier New', Courier"/>
    <style:font-face style:name="KaTeX Main" svg:font-family="'KaTeX Main', 'Times New Roman', 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tyle:font-face style:name="monospace" svg:font-family="monospace"/>
    <style:font-face style:name="sans-serif" svg:font-family="sans-serif"/>
  </office:font-face-decls>
  <office:automatic-styles>
    <style:style style:name="Table2" style:family="table">
      <style:table-properties style:width="17.59cm" table:align="left"/>
    </style:style>
    <style:style style:name="Table2.A" style:family="table-column">
      <style:table-column-properties style:column-width="2.431cm"/>
    </style:style>
    <style:style style:name="Table2.B" style:family="table-column">
      <style:table-column-properties style:column-width="15.159cm"/>
    </style:style>
    <style:style style:name="Table2.A1" style:family="table-cell">
      <style:table-cell-properties style:vertical-align="middle" fo:padding="0.049cm" fo:border="none"/>
    </style:style>
    <style:style style:name="P1" style:family="paragraph" style:parent-style-name="Header">
      <style:text-properties officeooo:paragraph-rsid="001e3fa1"/>
    </style:style>
    <style:style style:name="P2" style:family="paragraph" style:parent-style-name="Heading_20_2">
      <style:paragraph-properties fo:margin-left="0cm" fo:margin-right="0cm" fo:orphans="2" fo:widows="2" fo:text-indent="0cm" style:auto-text-indent="false"/>
      <style:text-properties fo:font-variant="normal" fo:text-transform="none" fo:color="#000000" loext:opacity="100%" style:font-name="sans-serif" fo:font-size="24pt" fo:letter-spacing="normal" fo:font-style="normal" fo:font-weight="normal"/>
    </style:style>
    <style:style style:name="P3"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letter-spacing="normal" fo:font-style="normal" fo:font-weight="normal"/>
    </style:style>
    <style:style style:name="P4" style:family="paragraph" style:parent-style-name="Preformatted_20_Text">
      <style:paragraph-properties fo:margin-left="0cm" fo:margin-right="0cm" fo:line-height="150%" fo:text-align="start" style:justify-single-word="false" fo:orphans="2" fo:widows="2" fo:text-indent="0cm" style:auto-text-indent="false"/>
    </style:style>
    <style:style style:name="P5" style:family="paragraph" style:parent-style-name="Preformatted_20_Text">
      <style:paragraph-properties fo:line-height="150%" fo:text-align="start" style:justify-single-word="false" fo:orphans="2" fo:widows="2"/>
    </style:style>
    <style:style style:name="P6" style:family="paragraph" style:parent-style-name="Preformatted_20_Text">
      <style:paragraph-properties fo:margin-top="0cm" fo:margin-bottom="0.499cm" style:contextual-spacing="false" fo:line-height="150%" fo:text-align="start" style:justify-single-word="false" fo:orphans="2" fo:widows="2"/>
    </style:style>
    <style:style style:name="P7" style:family="paragraph" style:parent-style-name="Table_20_Contents">
      <style:text-properties style:font-name="sans-serif" fo:font-size="12pt"/>
    </style:style>
    <style:style style:name="P8" style:family="paragraph" style:parent-style-name="Table_20_Contents">
      <style:paragraph-properties fo:text-align="end" style:justify-single-word="false"/>
      <style:text-properties style:font-name="sans-serif" fo:font-size="12pt"/>
    </style:style>
    <style:style style:name="P9" style:family="paragraph" style:parent-style-name="Table_20_Contents">
      <style:paragraph-properties fo:text-align="end" style:justify-single-word="false"/>
      <style:text-properties style:font-name="sans-serif" fo:font-size="12pt" officeooo:paragraph-rsid="001e3fa1"/>
    </style:style>
    <style:style style:name="P10" style:family="paragraph" style:parent-style-name="Table_20_Contents">
      <style:paragraph-properties fo:margin-top="0cm" fo:margin-bottom="0.12cm" style:contextual-spacing="false"/>
      <style:text-properties style:font-name="sans-serif" fo:font-size="12pt"/>
    </style:style>
    <style:style style:name="P11" style:family="paragraph" style:parent-style-name="Table_20_Contents">
      <style:text-properties style:font-name="sans-serif" fo:font-size="12pt" officeooo:paragraph-rsid="001e3fa1"/>
    </style:style>
    <style:style style:name="P12" style:family="paragraph" style:parent-style-name="Table_20_Contents">
      <style:paragraph-properties fo:margin-top="0cm" fo:margin-bottom="0.12cm" style:contextual-spacing="false"/>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margin-top="0cm" fo:margin-bottom="0cm" style:contextual-spacing="false" fo:orphans="2" fo:widows="2" fo:text-indent="0cm" style:auto-text-indent="false"/>
    </style:style>
    <style:style style:name="P15" style:family="paragraph" style:parent-style-name="Text_20_body" style:list-style-name="L1">
      <style:paragraph-properties fo:orphans="2" fo:widows="2"/>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9pt" fo:letter-spacing="normal" fo:font-style="normal" fo:font-weight="normal"/>
    </style:style>
    <style:style style:name="P17"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font-size="14pt" fo:letter-spacing="normal" fo:font-style="normal" fo:font-weight="normal" style:font-size-asian="14pt" style:font-size-complex="14pt"/>
    </style:style>
    <style:style style:name="P18" style:family="paragraph" style:parent-style-name="Text_20_body">
      <style:paragraph-properties fo:margin-left="0cm" fo:margin-right="0cm" fo:line-height="120%" fo:text-align="start" style:justify-single-word="false" fo:orphans="2" fo:widows="2" fo:text-indent="0cm" style:auto-text-indent="false"/>
    </style:style>
    <style:style style:name="P19" style:family="paragraph" style:parent-style-name="Text_20_body" style:list-style-name="L1">
      <style:paragraph-properties fo:margin-left="0cm" fo:margin-right="0cm" fo:line-height="120%" fo:text-align="start" style:justify-single-word="false" fo:orphans="2" fo:widows="2" fo:text-indent="0cm" style:auto-text-indent="false"/>
    </style:style>
    <style:style style:name="T1" style:family="text">
      <style:text-properties style:font-name="sans-serif" fo:font-size="12pt"/>
    </style:style>
    <style:style style:name="T2" style:family="text">
      <style:text-properties style:font-name="sans-serif" fo:font-size="12pt" style:font-name-asian="sans-serif" style:font-size-asian="12pt" style:font-name-complex="sans-serif" style:font-size-complex="12pt"/>
    </style:style>
    <style:style style:name="T3" style:family="text">
      <style:text-properties fo:font-variant="normal" fo:text-transform="none" fo:color="#000000" loext:opacity="100%" style:font-name="sans-serif" fo:font-size="9pt" fo:letter-spacing="normal" fo:font-style="normal" fo:font-weight="normal"/>
    </style:style>
    <style:style style:name="T4" style:family="text">
      <style:text-properties fo:font-variant="normal" fo:text-transform="none" fo:color="#000000" loext:opacity="100%" style:font-name="sans-serif" fo:font-size="9pt" fo:letter-spacing="normal" fo:font-style="normal" fo:font-weight="bold"/>
    </style:style>
    <style:style style:name="T5" style:family="text">
      <style:text-properties fo:font-variant="normal" fo:text-transform="none" fo:color="#000000" loext:opacity="100%" style:font-name="Consolas" fo:font-size="9pt" fo:letter-spacing="normal" fo:font-style="normal" fo:font-weight="normal"/>
    </style:style>
    <style:style style:name="T6" style:family="text">
      <style:text-properties fo:font-variant="normal" fo:text-transform="none" fo:color="#000000" loext:opacity="100%" fo:letter-spacing="normal"/>
    </style:style>
    <style:style style:name="T7" style:family="text">
      <style:text-properties fo:font-variant="normal" fo:text-transform="none" fo:color="#000000" loext:opacity="100%" style:font-name="KaTeX Main" fo:font-size="9pt" fo:letter-spacing="normal" fo:font-style="normal" fo:font-weight="normal"/>
    </style:style>
    <style:style style:name="T8" style:family="text">
      <style:text-properties fo:font-variant="normal" fo:text-transform="none" fo:color="#000000" loext:opacity="100%" style:font-name="KaTeX Math" fo:font-size="9pt" fo:letter-spacing="normal" fo:font-style="italic" fo:font-weight="normal"/>
    </style:style>
    <style:style style:name="T9" style:family="text">
      <style:text-properties fo:font-variant="normal" fo:text-transform="none" fo:color="#000000" loext:opacity="100%" style:font-name="monospace" fo:font-size="9pt" fo:letter-spacing="normal" fo:font-style="normal" fo:font-weight="normal"/>
    </style:style>
    <style:style style:name="T10" style:family="text">
      <style:text-properties fo:font-variant="normal" fo:text-transform="none" fo:color="#000000" loext:opacity="100%" style:text-position="super 58%" style:font-name="KaTeX Main" fo:font-size="9pt" fo:letter-spacing="normal" fo:font-style="normal" fo:font-weight="normal"/>
    </style:style>
    <style:style style:name="T11" style:family="text">
      <style:text-properties fo:font-variant="normal" fo:text-transform="none" fo:color="#800080" loext:opacity="100%" style:font-name="sans-serif" fo:font-size="9pt" fo:letter-spacing="normal" fo:font-style="normal" fo:font-weight="normal"/>
    </style:style>
    <style:style style:name="T12" style:family="text">
      <style:text-properties fo:font-variant="normal" fo:text-transform="none" fo:color="#999999" loext:opacity="100%" style:font-name="Consolas" fo:font-size="9pt" fo:letter-spacing="normal" fo:font-style="normal" fo:font-weight="normal"/>
    </style:style>
    <style:style style:name="T13" style:family="text">
      <style:text-properties fo:font-variant="normal" fo:text-transform="none" fo:color="#9a6e3a" loext:opacity="100%" style:font-name="Consolas" fo:font-size="9pt" fo:letter-spacing="normal" fo:font-style="normal" fo:font-weight="normal"/>
    </style:style>
    <style:style style:name="T14" style:family="text">
      <style:text-properties fo:font-variant="normal" fo:text-transform="none" fo:color="#990055" loext:opacity="100%" style:font-name="Consolas" fo:font-size="9pt" fo:letter-spacing="normal" fo:font-style="normal" fo:font-weight="normal"/>
    </style:style>
    <style:style style:name="T15" style:family="text">
      <style:text-properties fo:font-variant="normal" fo:text-transform="none" fo:color="#708090" loext:opacity="100%" style:font-name="Consolas" fo:font-size="9pt" fo:letter-spacing="normal" fo:font-style="normal" fo:font-weight="normal"/>
    </style:style>
    <style:style style:name="T16" style:family="text">
      <style:text-properties fo:font-variant="normal" fo:text-transform="none" fo:color="#0077aa" loext:opacity="100%" style:font-name="Consolas" fo:font-size="9pt" fo:letter-spacing="normal" fo:font-style="normal" fo:font-weight="normal"/>
    </style:style>
    <style:style style:name="T17" style:family="text">
      <style:text-properties fo:font-variant="normal" fo:text-transform="none" fo:color="#669900" loext:opacity="100%" style:font-name="Consolas" fo:font-size="9pt" fo:letter-spacing="normal" fo:font-style="normal" fo:font-weight="normal"/>
    </style:style>
    <style:style style:name="T18" style:family="text">
      <style:text-properties fo:color="#666666" loext:opacity="100%" style:font-name="Courier New" fo:font-size="12pt" fo:font-weight="bold"/>
    </style:style>
    <style:style style:name="T19" style:family="text">
      <style:text-properties fo:color="#ffffff" loext:opacity="100%" style:font-name="apple-system" fo:font-size="7.30000019073486pt"/>
    </style:style>
    <style:style style:name="T20" style:family="text">
      <style:text-properties fo:color="#ffffff" loext:opacity="100%" fo:font-size="7.30000019073486pt"/>
    </style:style>
    <style:style style:name="T21" style:family="text">
      <style:text-properties fo:font-size="7.30000019073486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2" text:outline-level="2">Sorting or Ordering Vectors</text:h>
      <text:h text:style-name="P3" text:outline-level="3">Description</text:h>
      <text:p text:style-name="P13"><text:span text:style-name="T3">Sort (or </text:span><text:span text:style-name="Emphasis"><text:span text:style-name="T3">order</text:span></text:span><text:span text:style-name="T3">) a vector or factor (partially) into ascending or descending order. For ordering along more than one variable, e.g., for sorting data frames, see </text:span><text:a xlink:type="simple" xlink:href="http://127.0.0.1:58922/help/library/base/help/order" text:style-name="Internet_20_link" text:visited-style-name="Visited_20_Internet_20_Link"><text:span text:style-name="Source_20_Text"><text:span text:style-name="T11">order</text:span></text:span></text:a><text:span text:style-name="T3">.</text:span></text:p>
      <text:p text:style-name="P17">arrange things systematically in groups or according to type: </text:p>
      <text:h text:style-name="P3" text:outline-level="3">Usage</text:h>
      <text:p text:style-name="P4"><text:span text:style-name="Source_20_Text"><text:span text:style-name="T5">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decreasing </text:span></text:span><text:span text:style-name="Source_20_Text"><text:span text:style-name="T13">=</text:span></text:span><text:span text:style-name="Source_20_Text"><text:span text:style-name="T5"> </text:span></text:span><text:span text:style-name="Source_20_Text"><text:span text:style-name="T14">FALSE</text:span></text:span><text:span text:style-name="Source_20_Text"><text:span text:style-name="T12">,</text:span></text:span><text:span text:style-name="Source_20_Text"><text:span text:style-name="T5"> ...</text:span></text:span><text:span text:style-name="Source_20_Text"><text:span text:style-name="T12">)</text:span></text:span></text:p>
      <text:p text:style-name="P5"/>
      <text:p text:style-name="P5"><text:span text:style-name="Source_20_Text"><text:span text:style-name="T15">## Default S3 method:</text:span></text:span></text:p>
      <text:p text:style-name="P5"><text:span text:style-name="Source_20_Text"><text:span text:style-name="T5">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decreasing </text:span></text:span><text:span text:style-name="Source_20_Text"><text:span text:style-name="T13">=</text:span></text:span><text:span text:style-name="Source_20_Text"><text:span text:style-name="T5"> </text:span></text:span><text:span text:style-name="Source_20_Text"><text:span text:style-name="T14">FALSE</text:span></text:span><text:span text:style-name="Source_20_Text"><text:span text:style-name="T12">,</text:span></text:span><text:span text:style-name="Source_20_Text"><text:span text:style-name="T5"> na.last </text:span></text:span><text:span text:style-name="Source_20_Text"><text:span text:style-name="T13">=</text:span></text:span><text:span text:style-name="Source_20_Text"><text:span text:style-name="T5"> </text:span></text:span><text:span text:style-name="Source_20_Text"><text:span text:style-name="T16">NA</text:span></text:span><text:span text:style-name="Source_20_Text"><text:span text:style-name="T12">,</text:span></text:span><text:span text:style-name="Source_20_Text"><text:span text:style-name="T5"> ...</text:span></text:span><text:span text:style-name="Source_20_Text"><text:span text:style-name="T12">)</text:span></text:span></text:p>
      <text:p text:style-name="P5"/>
      <text:p text:style-name="P5"><text:span text:style-name="Source_20_Text"><text:span text:style-name="T5">sort.in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partial </text:span></text:span><text:span text:style-name="Source_20_Text"><text:span text:style-name="T13">=</text:span></text:span><text:span text:style-name="Source_20_Text"><text:span text:style-name="T5"> </text:span></text:span><text:span text:style-name="Source_20_Text"><text:span text:style-name="T16">NULL</text:span></text:span><text:span text:style-name="Source_20_Text"><text:span text:style-name="T12">,</text:span></text:span><text:span text:style-name="Source_20_Text"><text:span text:style-name="T5"> na.last </text:span></text:span><text:span text:style-name="Source_20_Text"><text:span text:style-name="T13">=</text:span></text:span><text:span text:style-name="Source_20_Text"><text:span text:style-name="T5"> </text:span></text:span><text:span text:style-name="Source_20_Text"><text:span text:style-name="T16">NA</text:span></text:span><text:span text:style-name="Source_20_Text"><text:span text:style-name="T12">,</text:span></text:span><text:span text:style-name="Source_20_Text"><text:span text:style-name="T5"> decreasing </text:span></text:span><text:span text:style-name="Source_20_Text"><text:span text:style-name="T13">=</text:span></text:span><text:span text:style-name="Source_20_Text"><text:span text:style-name="T5"> </text:span></text:span><text:span text:style-name="Source_20_Text"><text:span text:style-name="T14">FALSE</text:span></text:span><text:span text:style-name="Source_20_Text"><text:span text:style-name="T12">,</text:span></text:span></text:p>
      <text:p text:style-name="P6"><text:span text:style-name="Source_20_Text"><text:span text:style-name="T6"><text:s text:c="9"/></text:span></text:span><text:span text:style-name="Source_20_Text"><text:span text:style-name="T5">method </text:span></text:span><text:span text:style-name="Source_20_Text"><text:span text:style-name="T13">=</text:span></text:span><text:span text:style-name="Source_20_Text"><text:span text:style-name="T5"> c</text:span></text:span><text:span text:style-name="Source_20_Text"><text:span text:style-name="T12">(</text:span></text:span><text:span text:style-name="Source_20_Text"><text:span text:style-name="T17">"auto"</text:span></text:span><text:span text:style-name="Source_20_Text"><text:span text:style-name="T12">,</text:span></text:span><text:span text:style-name="Source_20_Text"><text:span text:style-name="T5"> </text:span></text:span><text:span text:style-name="Source_20_Text"><text:span text:style-name="T17">"shell"</text:span></text:span><text:span text:style-name="Source_20_Text"><text:span text:style-name="T12">,</text:span></text:span><text:span text:style-name="Source_20_Text"><text:span text:style-name="T5"> </text:span></text:span><text:span text:style-name="Source_20_Text"><text:span text:style-name="T17">"quick"</text:span></text:span><text:span text:style-name="Source_20_Text"><text:span text:style-name="T12">,</text:span></text:span><text:span text:style-name="Source_20_Text"><text:span text:style-name="T5"> </text:span></text:span><text:span text:style-name="Source_20_Text"><text:span text:style-name="T17">"radix"</text:span></text:span><text:span text:style-name="Source_20_Text"><text:span text:style-name="T12">),</text:span></text:span><text:span text:style-name="Source_20_Text"><text:span text:style-name="T5"> index.return </text:span></text:span><text:span text:style-name="Source_20_Text"><text:span text:style-name="T13">=</text:span></text:span><text:span text:style-name="Source_20_Text"><text:span text:style-name="T5"> </text:span></text:span><text:span text:style-name="Source_20_Text"><text:span text:style-name="T14">FALSE</text:span></text:span><text:span text:style-name="Source_20_Text"><text:span text:style-name="T12">)</text:span></text:span></text:p>
      <text:h text:style-name="P3" text:outline-level="3">Arguments</text:h>
      <table:table table:name="Table2" table:style-name="Table2">
        <table:table-column table:style-name="Table2.A"/>
        <table:table-column table:style-name="Table2.B"/>
        <table:table-row table:style-name="TableLine140282564149760">
          <table:table-cell table:style-name="Table2.A1" office:value-type="string">
            <text:p text:style-name="Table_20_Contents"><text:span text:style-name="Source_20_Text"><text:span text:style-name="T1">x</text:span></text:span></text:p>
          </table:table-cell>
          <table:table-cell table:style-name="Table2.A1" office:value-type="string">
            <text:p text:style-name="P12"><text:span text:style-name="T1">for </text:span><text:span text:style-name="Source_20_Text"><text:span text:style-name="T1">sort</text:span></text:span><text:span text:style-name="T1"> an </text:span><text:span text:style-name="T18">R</text:span><text:span text:style-name="T1"> object with a class or a numeric, complex, character or logical vector. For </text:span><text:span text:style-name="Source_20_Text"><text:span text:style-name="T1">sort.int</text:span></text:span><text:span text:style-name="T1">, a numeric, complex, character or logical vector, or a factor.</text:span></text:p>
          </table:table-cell>
        </table:table-row>
        <table:table-row table:style-name="TableLine140282564149760">
          <table:table-cell table:style-name="Table2.A1" office:value-type="string">
            <text:p text:style-name="Table_20_Contents"><text:span text:style-name="Source_20_Text"><text:span text:style-name="T1">decreasing</text:span></text:span></text:p>
          </table:table-cell>
          <table:table-cell table:style-name="Table2.A1" office:value-type="string">
            <text:p text:style-name="P10">logical. Should the sort be increasing or decreasing? Not available for partial sorting.</text:p>
          </table:table-cell>
        </table:table-row>
        <table:table-row table:style-name="TableLine140282564149760">
          <table:table-cell table:style-name="Table2.A1" office:value-type="string">
            <text:p text:style-name="Table_20_Contents"><text:span text:style-name="Source_20_Text"><text:span text:style-name="T1">...</text:span></text:span></text:p>
          </table:table-cell>
          <table:table-cell table:style-name="Table2.A1" office:value-type="string">
            <text:p text:style-name="P12"><text:span text:style-name="T1">arguments to be passed to or from methods or (for the default methods and objects without a class) to </text:span><text:span text:style-name="Source_20_Text"><text:span text:style-name="T1">sort.int</text:span></text:span><text:span text:style-name="T1">.</text:span></text:p>
          </table:table-cell>
        </table:table-row>
        <table:table-row table:style-name="TableLine140282564149760">
          <table:table-cell table:style-name="Table2.A1" office:value-type="string">
            <text:p text:style-name="Table_20_Contents"><text:span text:style-name="Source_20_Text"><text:span text:style-name="T1">na.last</text:span></text:span></text:p>
          </table:table-cell>
          <table:table-cell table:style-name="Table2.A1" office:value-type="string">
            <text:p text:style-name="P12"><text:span text:style-name="T1">for controlling the treatment of </text:span><text:span text:style-name="Source_20_Text"><text:span text:style-name="T1">NA</text:span></text:span><text:span text:style-name="T1">s. If </text:span><text:span text:style-name="Source_20_Text"><text:span text:style-name="T1">TRUE</text:span></text:span><text:span text:style-name="T1">, missing values in the data are put last; if </text:span><text:span text:style-name="Source_20_Text"><text:span text:style-name="T1">FALSE</text:span></text:span><text:span text:style-name="T1">, they are put first; if </text:span><text:span text:style-name="Source_20_Text"><text:span text:style-name="T1">NA</text:span></text:span><text:span text:style-name="T1">, they are removed.</text:span></text:p>
          </table:table-cell>
        </table:table-row>
        <table:table-row table:style-name="TableLine140282564149760">
          <table:table-cell table:style-name="Table2.A1" office:value-type="string">
            <text:p text:style-name="Table_20_Contents"><text:span text:style-name="Source_20_Text"><text:span text:style-name="T1">partial</text:span></text:span></text:p>
          </table:table-cell>
          <table:table-cell table:style-name="Table2.A1" office:value-type="string">
            <text:p text:style-name="P12"><text:span text:style-name="Source_20_Text"><text:span text:style-name="T1">NULL</text:span></text:span><text:span text:style-name="T1"> or a vector of indices for partial sorting.</text:span></text:p>
          </table:table-cell>
        </table:table-row>
        <table:table-row table:style-name="TableLine140282564149760">
          <table:table-cell table:style-name="Table2.A1" office:value-type="string">
            <text:p text:style-name="Table_20_Contents"><text:span text:style-name="Source_20_Text"><text:span text:style-name="T1">method</text:span></text:span></text:p>
          </table:table-cell>
          <table:table-cell table:style-name="Table2.A1" office:value-type="string">
            <text:p text:style-name="P10">character string specifying the algorithm used. Not available for partial sorting. Can be abbreviated.</text:p>
          </table:table-cell>
        </table:table-row>
        <table:table-row table:style-name="TableLine140282564149760">
          <table:table-cell table:style-name="Table2.A1" office:value-type="string">
            <text:p text:style-name="Table_20_Contents"><text:span text:style-name="Source_20_Text"><text:span text:style-name="T1">index.return</text:span></text:span></text:p>
          </table:table-cell>
          <table:table-cell table:style-name="Table2.A1" office:value-type="string">
            <text:p text:style-name="P12"><text:span text:style-name="T1">logical indicating if the ordering index vector should be returned as well. Supported by </text:span><text:span text:style-name="Source_20_Text"><text:span text:style-name="T1">method == "radix"</text:span></text:span><text:span text:style-name="T1"> for any </text:span><text:span text:style-name="Source_20_Text"><text:span text:style-name="T1">na.last</text:span></text:span><text:span text:style-name="T1"> mode and data type, and the other methods when </text:span><text:span text:style-name="Source_20_Text"><text:span text:style-name="T1">na.last = NA</text:span></text:span><text:span text:style-name="T1"> (the default) and fully sorting non-factors.</text:span></text:p>
          </table:table-cell>
        </table:table-row>
      </table:table>
      <text:h text:style-name="P3" text:outline-level="3">Details</text:h>
      <text:p text:style-name="P13"><text:span text:style-name="Source_20_Text"><text:span text:style-name="T3">sort</text:span></text:span><text:span text:style-name="T3"> is a generic function for which methods can be written, and </text:span><text:span text:style-name="Source_20_Text"><text:span text:style-name="T3">sort.int</text:span></text:span><text:span text:style-name="T3"> is the internal method which is compatible with S if only the first three arguments are used.</text:span></text:p>
      <text:p text:style-name="P13"><text:soft-page-break/><text:span text:style-name="T3">The default </text:span><text:span text:style-name="Source_20_Text"><text:span text:style-name="T3">sort</text:span></text:span><text:span text:style-name="T3"> method makes use of </text:span><text:a xlink:type="simple" xlink:href="http://127.0.0.1:58922/help/library/base/help/order" text:style-name="Internet_20_link" text:visited-style-name="Visited_20_Internet_20_Link"><text:span text:style-name="Source_20_Text"><text:span text:style-name="T11">order</text:span></text:span></text:a><text:span text:style-name="T3"> for classed objects, which in turn makes use of the generic function</text:span><text:a xlink:type="simple" xlink:href="http://127.0.0.1:58922/help/library/base/help/xtfrm" text:style-name="Internet_20_link" text:visited-style-name="Visited_20_Internet_20_Link"><text:span text:style-name="Source_20_Text"><text:span text:style-name="T11">xtfrm</text:span></text:span></text:a><text:span text:style-name="T3"> (and can be slow unless a </text:span><text:span text:style-name="Source_20_Text"><text:span text:style-name="T3">xtfrm</text:span></text:span><text:span text:style-name="T3"> method has been defined or </text:span><text:a xlink:type="simple" xlink:href="http://127.0.0.1:58922/help/library/base/help/is.numeric" text:style-name="Internet_20_link" text:visited-style-name="Visited_20_Internet_20_Link"><text:span text:style-name="Source_20_Text"><text:span text:style-name="T11">is.numeric</text:span></text:span></text:a><text:span text:style-name="Source_20_Text"><text:span text:style-name="T3">(x)</text:span></text:span><text:span text:style-name="T3"> is true).</text:span></text:p>
      <text:p text:style-name="P16">Complex values are sorted first by the real part, then the imaginary part.</text:p>
      <text:p text:style-name="P18"><text:span text:style-name="T3">The </text:span><text:span text:style-name="Source_20_Text"><text:span text:style-name="T3">"auto"</text:span></text:span><text:span text:style-name="T3"> method selects </text:span><text:span text:style-name="Source_20_Text"><text:span text:style-name="T3">"radix"</text:span></text:span><text:span text:style-name="T3"> for short (less than </text:span><draw:frame draw:style-name="fr1" draw:name="Frame1" text:anchor-type="char" svg:width="0.041cm" draw:z-index="0"><draw:text-box fo:min-height="0.041cm"><text:p text:style-name="Text_20_body"/></draw:text-box></draw:frame><text:span text:style-name="Source_20_Text"><text:span text:style-name="T7">2</text:span></text:span><text:span text:style-name="Source_20_Text"><text:span text:style-name="T10">31</text:span></text:span><text:span text:style-name="T3"> elements) numeric vectors, integer vectors, logical vectors and factors; otherwise, </text:span><text:span text:style-name="Source_20_Text"><text:span text:style-name="T3">"shell"</text:span></text:span><text:span text:style-name="T3">.</text:span></text:p>
      <text:p text:style-name="P13"><text:span text:style-name="T3">Except for method </text:span><text:span text:style-name="Source_20_Text"><text:span text:style-name="T3">"radix"</text:span></text:span><text:span text:style-name="T3">, the sort order for character vectors will depend on the collating sequence of the locale in use: see </text:span><text:a xlink:type="simple" xlink:href="http://127.0.0.1:58922/help/library/base/help/Comparison" text:style-name="Internet_20_link" text:visited-style-name="Visited_20_Internet_20_Link"><text:span text:style-name="Source_20_Text"><text:span text:style-name="T11">Comparison</text:span></text:span></text:a><text:span text:style-name="T3">. The sort order for factors is the order of their levels (which is particularly appropriate for ordered factors).</text:span></text:p>
      <text:p text:style-name="P13"><text:span text:style-name="T3">If </text:span><text:span text:style-name="Source_20_Text"><text:span text:style-name="T3">partial</text:span></text:span><text:span text:style-name="T3"> is not </text:span><text:span text:style-name="Source_20_Text"><text:span text:style-name="T3">NULL</text:span></text:span><text:span text:style-name="T3">, it is taken to contain indices of elements of the result which are to be placed in their correct positions in the sorted array by partial sorting. For each of the result values in a specified position, any values smaller than that one are guaranteed to have a smaller index in the sorted array and any values which are greater are guaranteed to have a bigger index in the sorted array. (This is included for efficiency, and many of the options are not available for partial sorting. It is only substantially more efficient if </text:span><text:span text:style-name="Source_20_Text"><text:span text:style-name="T3">partial</text:span></text:span><text:span text:style-name="T3"> has a handful of elements, and a full sort is done (a Quicksort if possible) if there are more than 10.) Names are discarded for partial sorting.</text:span></text:p>
      <text:p text:style-name="P18"><text:span text:style-name="T3">Method </text:span><text:span text:style-name="Source_20_Text"><text:span text:style-name="T3">"shell"</text:span></text:span><text:span text:style-name="T3"> uses Shellsort (an </text:span><draw:frame draw:style-name="fr1" draw:name="Frame2" text:anchor-type="char" svg:width="0.041cm" draw:z-index="1"><draw:text-box fo:min-height="0.041cm"><text:p text:style-name="Text_20_body"/></draw:text-box></draw:frame><text:span text:style-name="Source_20_Text"><text:span text:style-name="T8">O</text:span></text:span><text:span text:style-name="Source_20_Text"><text:span text:style-name="T7">(</text:span></text:span><text:span text:style-name="Source_20_Text"><text:span text:style-name="T8">n</text:span></text:span><text:span text:style-name="Source_20_Text"><text:span text:style-name="T7">4/3)</text:span></text:span><text:span text:style-name="T3"> variant from Sedgewick (1986)). If </text:span><text:span text:style-name="Source_20_Text"><text:span text:style-name="T3">x</text:span></text:span><text:span text:style-name="T3"> has names a stable modification is used, so ties are not reordered. (This only matters if names are present.)</text:span></text:p>
      <text:p text:style-name="P13"><text:span text:style-name="T3">Method </text:span><text:span text:style-name="Source_20_Text"><text:span text:style-name="T3">"quick"</text:span></text:span><text:span text:style-name="T3"> uses Singleton (1969)'s implementation of Hoare's Quicksort method and is only available when </text:span><text:span text:style-name="Source_20_Text"><text:span text:style-name="T3">x</text:span></text:span><text:span text:style-name="T3">is numeric (double or integer) and </text:span><text:span text:style-name="Source_20_Text"><text:span text:style-name="T3">partial</text:span></text:span><text:span text:style-name="T3"> is </text:span><text:span text:style-name="Source_20_Text"><text:span text:style-name="T3">NULL</text:span></text:span><text:span text:style-name="T3">. (For other types of </text:span><text:span text:style-name="Source_20_Text"><text:span text:style-name="T3">x</text:span></text:span><text:span text:style-name="T3"> Shellsort is used, silently.) It is normally somewhat faster than Shellsort (perhaps 50% faster on vectors of length a million and twice as fast at a billion) but has poor performance in the rare worst case. (Peto's modification using a pseudo-random midpoint is used to make the worst case rarer.) This is not a stable sort, and ties may be reordered.</text:span></text:p>
      <text:p text:style-name="P13"><text:span text:style-name="T3">Method </text:span><text:span text:style-name="Source_20_Text"><text:span text:style-name="T3">"radix"</text:span></text:span><text:span text:style-name="T3"> relies on simple hashing to scale time linearly with the input size, i.e., its asymptotic time complexity is O(n). The specific variant and its implementation originated from the data.table package and are due to Matt Dowle and Arun Srinivasan. For small inputs (&lt; 200), the implementation uses an insertion sort (O(n^2)) that operates in-place to avoid the allocation overhead of the radix sort. For integer vectors of range less than 100,000, it switches to a simpler and faster linear time counting sort. In all cases, the sort is stable; the order of ties is preserved. It is the default method for integer vectors and factors.</text:span></text:p>
      <text:p text:style-name="P13"><text:span text:style-name="T3">The </text:span><text:span text:style-name="Source_20_Text"><text:span text:style-name="T3">"radix"</text:span></text:span><text:span text:style-name="T3"> method generally outperforms the other methods, especially for small integers. Compared to quick sort, it is slightly faster for vectors with large integer or real values (but unlike quick sort, radix is stable and supports all </text:span><text:span text:style-name="Source_20_Text"><text:span text:style-name="T3">na.last</text:span></text:span><text:span text:style-name="T3"> options). The implementation is orders of magnitude faster than shell sort for character vectors, but collation </text:span><text:span text:style-name="Emphasis"><text:span text:style-name="T3">does not respect the locale</text:span></text:span><text:span text:style-name="T3"> and so gives incorrect answers even in English locales.</text:span></text:p>
      <text:p text:style-name="P16">However, there are some caveats for the radix sort:</text:p>
      <text:list xml:id="list3985446854" text:style-name="L1">
        <text:list-item>
          <text:p text:style-name="P15"><text:span text:style-name="T3">If </text:span><text:span text:style-name="Source_20_Text"><text:span text:style-name="T3">x</text:span></text:span><text:span text:style-name="T3"> is a </text:span><text:span text:style-name="Source_20_Text"><text:span text:style-name="T3">character</text:span></text:span><text:span text:style-name="T3"> vector, all elements must share the same encoding. Only UTF-8 (including ASCII) and Latin-1 encodings are supported. Collation follows that with </text:span><text:span text:style-name="T9">LC_COLLATE=C</text:span><text:span text:style-name="T3">, that is lexicographically byte-by-byte using numerical ordering of bytes.</text:span></text:p>
        </text:list-item>
        <text:list-item>
          <text:p text:style-name="P19"><text:a xlink:type="simple" xlink:href="http://127.0.0.1:58922/help/library/base/help/Long%20vectors" text:style-name="Internet_20_link" text:visited-style-name="Visited_20_Internet_20_Link"><text:span text:style-name="T11">Long vectors</text:span></text:a><text:span text:style-name="T3"> (with </text:span><draw:frame draw:style-name="fr1" draw:name="Frame3" text:anchor-type="char" svg:width="0.041cm" draw:z-index="2"><draw:text-box fo:min-height="0.041cm"><text:p text:style-name="Text_20_body"/></draw:text-box></draw:frame><text:span text:style-name="Source_20_Text"><text:span text:style-name="T7">231</text:span></text:span><text:span text:style-name="T3"> or more elements) and </text:span><text:span text:style-name="Source_20_Text"><text:span text:style-name="T3">complex</text:span></text:span><text:span text:style-name="T3"> vectors are not supported.</text:span></text:p>
        </text:list-item>
      </text:list>
      <text:h text:style-name="P3" text:outline-level="3">Value</text:h>
      <text:p text:style-name="P13"><text:span text:style-name="T3">For </text:span><text:span text:style-name="Source_20_Text"><text:span text:style-name="T3">sort</text:span></text:span><text:span text:style-name="T3">, the result depends on the S3 method which is dispatched. If </text:span><text:span text:style-name="Source_20_Text"><text:span text:style-name="T3">x</text:span></text:span><text:span text:style-name="T3"> does not have a class </text:span><text:span text:style-name="Source_20_Text"><text:span text:style-name="T3">sort.int</text:span></text:span><text:span text:style-name="T3"> is used and it description applies. For classed objects which do not have a specific method the default method will be used and is equivalent to </text:span><text:span text:style-name="Source_20_Text"><text:span text:style-name="T3">x[order(x, ...)]</text:span></text:span><text:span text:style-name="T3">: this depends on the class having a suitable method for </text:span><text:span text:style-name="Source_20_Text"><text:span text:style-name="T3">[</text:span></text:span><text:span text:style-name="T3"> (and also that </text:span><text:a xlink:type="simple" xlink:href="http://127.0.0.1:58922/help/library/base/help/order" text:style-name="Internet_20_link" text:visited-style-name="Visited_20_Internet_20_Link"><text:span text:style-name="Source_20_Text"><text:span text:style-name="T11">order</text:span></text:span></text:a><text:span text:style-name="T3"> will work, which requires a </text:span><text:a xlink:type="simple" xlink:href="http://127.0.0.1:58922/help/library/base/help/xtfrm" text:style-name="Internet_20_link" text:visited-style-name="Visited_20_Internet_20_Link"><text:span text:style-name="Source_20_Text"><text:span text:style-name="T11">xtfrm</text:span></text:span></text:a><text:span text:style-name="T3"> method).</text:span></text:p>
      <text:p text:style-name="P13"><text:span text:style-name="T3">For </text:span><text:span text:style-name="Source_20_Text"><text:span text:style-name="T3">sort.int</text:span></text:span><text:span text:style-name="T3"> the value is the sorted vector unless </text:span><text:span text:style-name="Source_20_Text"><text:span text:style-name="T3">index.return</text:span></text:span><text:span text:style-name="T3"> is true, when the result is a list with components named </text:span><text:span text:style-name="Source_20_Text"><text:span text:style-name="T3">x</text:span></text:span><text:span text:style-name="T3"> and </text:span><text:span text:style-name="Source_20_Text"><text:span text:style-name="T3">ix</text:span></text:span><text:span text:style-name="T3"> containing the sorted numbers and the ordering index vector. In the latter case, if </text:span><text:span text:style-name="Source_20_Text"><text:span text:style-name="T3">method == "quick"</text:span></text:span><text:span text:style-name="T3"> ties may be reversed in the ordering (unlike </text:span><text:span text:style-name="Source_20_Text"><text:span text:style-name="T3">sort.list</text:span></text:span><text:span text:style-name="T3">) as quicksort is not stable. For </text:span><text:span text:style-name="Source_20_Text"><text:span text:style-name="T3">method == "radix"</text:span></text:span><text:span text:style-name="T3">, </text:span><text:span text:style-name="Source_20_Text"><text:span text:style-name="T3">index.return</text:span></text:span><text:span text:style-name="T3"> is supported for all </text:span><text:span text:style-name="Source_20_Text"><text:span text:style-name="T3">na.last</text:span></text:span><text:span text:style-name="T3"> modes. The other methods only support </text:span><text:span text:style-name="Source_20_Text"><text:span text:style-name="T3">index.return</text:span></text:span><text:span text:style-name="T3">when </text:span><text:span text:style-name="Source_20_Text"><text:span text:style-name="T3">na.last</text:span></text:span><text:span text:style-name="T3"> is </text:span><text:span text:style-name="Source_20_Text"><text:span text:style-name="T3">NA</text:span></text:span><text:span text:style-name="T3">. The index vector refers to element numbers </text:span><text:span text:style-name="Emphasis"><text:span text:style-name="T3">after removal of </text:span></text:span><text:span text:style-name="Emphasis"><text:span text:style-name="Source_20_Text"><text:span text:style-name="T3">NA</text:span></text:span></text:span><text:span text:style-name="Emphasis"><text:span text:style-name="T3">s</text:span></text:span><text:span text:style-name="T3">: see </text:span><text:a xlink:type="simple" xlink:href="http://127.0.0.1:58922/help/library/base/help/order" text:style-name="Internet_20_link" text:visited-style-name="Visited_20_Internet_20_Link"><text:span text:style-name="Source_20_Text"><text:span text:style-name="T11">order</text:span></text:span></text:a><text:span text:style-name="T3"> if you want the original element numbers.</text:span></text:p>
      <text:p text:style-name="P13"><text:soft-page-break/><text:span text:style-name="T3">All attributes are removed from the return value (see Becker </text:span><text:span text:style-name="Emphasis"><text:span text:style-name="T3">et al</text:span></text:span><text:span text:style-name="T3">, 1988, p.146) except names, which are sorted. (If</text:span><text:span text:style-name="Source_20_Text"><text:span text:style-name="T3">partial</text:span></text:span><text:span text:style-name="T3"> is specified even the names are removed.) Note that this means that the returned value has no class, except for factors and ordered factors (which are treated specially and whose result is transformed back to the original class).</text:span></text:p>
      <text:h text:style-name="P3" text:outline-level="3">References</text:h>
      <text:p text:style-name="P13"><text:span text:style-name="T3">Becker, R. A., Chambers, J. M. and Wilks, A. R. (1988). </text:span><text:span text:style-name="Emphasis"><text:span text:style-name="T3">The New S Language</text:span></text:span><text:span text:style-name="T3">. Wadsworth &amp; Brooks/Cole.</text:span></text:p>
      <text:p text:style-name="P13"><text:span text:style-name="T3">Knuth, D. E. (1998). </text:span><text:span text:style-name="Emphasis"><text:span text:style-name="T3">The Art of Computer Programming, Volume 3: Sorting and Searching</text:span></text:span><text:span text:style-name="T3">, 2nd ed. Addison-Wesley.</text:span></text:p>
      <text:p text:style-name="P13"><text:span text:style-name="T3">Sedgewick, R. (1986). A new upper bound for Shellsort. </text:span><text:span text:style-name="Emphasis"><text:span text:style-name="T3">Journal of Algorithms</text:span></text:span><text:span text:style-name="T3">, </text:span><text:span text:style-name="T4">7</text:span><text:span text:style-name="T3">, 159–173. </text:span><text:a xlink:type="simple" xlink:href="https://doi.org/10.1016/0196-6774%2886%2990001-5" text:style-name="Internet_20_link" text:visited-style-name="Visited_20_Internet_20_Link"><text:span text:style-name="T11">doi:10.1016/0196-6774(86)90001-5</text:span></text:a><text:span text:style-name="T3">.</text:span></text:p>
      <text:p text:style-name="P13"><text:span text:style-name="T3">Singleton, R. C. (1969). Algorithm 347: an efficient algorithm for sorting with minimal storage. </text:span><text:span text:style-name="Emphasis"><text:span text:style-name="T3">Communications of the ACM</text:span></text:span><text:span text:style-name="T3">, </text:span><text:span text:style-name="T4">12</text:span><text:span text:style-name="T3">, 185–186. </text:span><text:a xlink:type="simple" xlink:href="https://doi.org/10.1145/362875.362901" text:style-name="Internet_20_link" text:visited-style-name="Visited_20_Internet_20_Link"><text:span text:style-name="T11">doi:10.1145/362875.362901</text:span></text:a><text:span text:style-name="T3">.</text:span></text:p>
      <text:h text:style-name="P3" text:outline-level="3">See Also</text:h>
      <text:p text:style-name="P13"><text:span text:style-name="T6">‘</text:span><text:a xlink:type="simple" xlink:href="http://127.0.0.1:58922/help/library/base/help/Comparison" text:style-name="Internet_20_link" text:visited-style-name="Visited_20_Internet_20_Link"><text:span text:style-name="T11">Comparison</text:span></text:a><text:span text:style-name="T3">’ for how character strings are collated.</text:span></text:p>
      <text:p text:style-name="P13"><text:a xlink:type="simple" xlink:href="http://127.0.0.1:58922/help/library/base/help/order" text:style-name="Internet_20_link" text:visited-style-name="Visited_20_Internet_20_Link"><text:span text:style-name="Source_20_Text"><text:span text:style-name="T11">order</text:span></text:span></text:a><text:span text:style-name="T3"> for sorting on or reordering multiple variables.</text:span></text:p>
      <text:p text:style-name="P13"><text:a xlink:type="simple" xlink:href="http://127.0.0.1:58922/help/library/base/help/is.unsorted" text:style-name="Internet_20_link" text:visited-style-name="Visited_20_Internet_20_Link"><text:span text:style-name="Source_20_Text"><text:span text:style-name="T11">is.unsorted</text:span></text:span></text:a><text:span text:style-name="T3">. </text:span><text:a xlink:type="simple" xlink:href="http://127.0.0.1:58922/help/library/base/help/rank" text:style-name="Internet_20_link" text:visited-style-name="Visited_20_Internet_20_Link"><text:span text:style-name="Source_20_Text"><text:span text:style-name="T11">rank</text:span></text:span></text:a><text:span text:style-name="T3">.</text:span></text:p>
      <text:h text:style-name="P3" text:outline-level="3">Examples</text:h>
      <text:p text:style-name="P13"><text:a xlink:type="simple" xlink:href="http://127.0.0.1:58922/help/library/base/Example/sort" text:style-name="Internet_20_link" text:visited-style-name="Visited_20_Internet_20_Link"><text:span text:style-name="T11">Run examples</text:span></text:a></text:p>
      <text:p text:style-name="P4"><text:span text:style-name="Source_20_Text"><text:span text:style-name="T5">require</text:span></text:span><text:span text:style-name="Source_20_Text"><text:span text:style-name="T12">(</text:span></text:span><text:span text:style-name="Source_20_Text"><text:span text:style-name="T5">stats</text:span></text:span><text:span text:style-name="Source_20_Text"><text:span text:style-name="T12">)</text:span></text:span></text:p>
      <text:p text:style-name="P5"/>
      <text:p text:style-name="P5"><text:span text:style-name="Source_20_Text"><text:span text:style-name="T5">x </text:span></text:span><text:span text:style-name="Source_20_Text"><text:span text:style-name="T13">&lt;-</text:span></text:span><text:span text:style-name="Source_20_Text"><text:span text:style-name="T5"> swiss</text:span></text:span><text:span text:style-name="Source_20_Text"><text:span text:style-name="T13">$</text:span></text:span><text:span text:style-name="Source_20_Text"><text:span text:style-name="T5">Education</text:span></text:span><text:span text:style-name="Source_20_Text"><text:span text:style-name="T12">[</text:span></text:span><text:span text:style-name="Source_20_Text"><text:span text:style-name="T14">1</text:span></text:span><text:span text:style-name="Source_20_Text"><text:span text:style-name="T13">:</text:span></text:span><text:span text:style-name="Source_20_Text"><text:span text:style-name="T14">25</text:span></text:span><text:span text:style-name="Source_20_Text"><text:span text:style-name="T12">]</text:span></text:span></text:p>
      <text:p text:style-name="P5"><text:span text:style-name="Source_20_Text"><text:span text:style-name="T5">x</text:span></text:span><text:span text:style-name="Source_20_Text"><text:span text:style-name="T12">;</text:span></text:span><text:span text:style-name="Source_20_Text"><text:span text:style-name="T5"> 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partial </text:span></text:span><text:span text:style-name="Source_20_Text"><text:span text:style-name="T13">=</text:span></text:span><text:span text:style-name="Source_20_Text"><text:span text:style-name="T5"> c</text:span></text:span><text:span text:style-name="Source_20_Text"><text:span text:style-name="T12">(</text:span></text:span><text:span text:style-name="Source_20_Text"><text:span text:style-name="T14">10</text:span></text:span><text:span text:style-name="Source_20_Text"><text:span text:style-name="T12">,</text:span></text:span><text:span text:style-name="Source_20_Text"><text:span text:style-name="T5"> </text:span></text:span><text:span text:style-name="Source_20_Text"><text:span text:style-name="T14">15</text:span></text:span><text:span text:style-name="Source_20_Text"><text:span text:style-name="T12">))</text:span></text:span></text:p>
      <text:p text:style-name="P5"/>
      <text:p text:style-name="P5"><text:span text:style-name="Source_20_Text"><text:span text:style-name="T15">## illustrate 'stable' sorting (of ties):</text:span></text:span></text:p>
      <text:p text:style-name="P5"><text:span text:style-name="Source_20_Text"><text:span text:style-name="T5">sort</text:span></text:span><text:span text:style-name="Source_20_Text"><text:span text:style-name="T12">(</text:span></text:span><text:span text:style-name="Source_20_Text"><text:span text:style-name="T5">c</text:span></text:span><text:span text:style-name="Source_20_Text"><text:span text:style-name="T12">(</text:span></text:span><text:span text:style-name="Source_20_Text"><text:span text:style-name="T14">10</text:span></text:span><text:span text:style-name="Source_20_Text"><text:span text:style-name="T13">:</text:span></text:span><text:span text:style-name="Source_20_Text"><text:span text:style-name="T14">3</text:span></text:span><text:span text:style-name="Source_20_Text"><text:span text:style-name="T12">,</text:span></text:span><text:span text:style-name="Source_20_Text"><text:span text:style-name="T5"> </text:span></text:span><text:span text:style-name="Source_20_Text"><text:span text:style-name="T14">2</text:span></text:span><text:span text:style-name="Source_20_Text"><text:span text:style-name="T13">:</text:span></text:span><text:span text:style-name="Source_20_Text"><text:span text:style-name="T14">12</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shell"</text:span></text:span><text:span text:style-name="Source_20_Text"><text:span text:style-name="T12">,</text:span></text:span><text:span text:style-name="Source_20_Text"><text:span text:style-name="T5"> index.return </text:span></text:span><text:span text:style-name="Source_20_Text"><text:span text:style-name="T13">=</text:span></text:span><text:span text:style-name="Source_20_Text"><text:span text:style-name="T5"> </text:span></text:span><text:span text:style-name="Source_20_Text"><text:span text:style-name="T14">TRUE</text:span></text:span><text:span text:style-name="Source_20_Text"><text:span text:style-name="T12">)</text:span></text:span><text:span text:style-name="Source_20_Text"><text:span text:style-name="T5"> </text:span></text:span><text:span text:style-name="Source_20_Text"><text:span text:style-name="T15"># is stable</text:span></text:span></text:p>
      <text:p text:style-name="P5"><text:span text:style-name="Source_20_Text"><text:span text:style-name="T15">## $x : 2 <text:s/>3 <text:s/>3 <text:s/>4 <text:s/>4 <text:s/>5 <text:s/>5 <text:s/>6 <text:s/>6 <text:s/>7 <text:s/>7 <text:s/>8 <text:s/>8 <text:s/>9 <text:s/>9 10 10 11 12</text:span></text:span></text:p>
      <text:p text:style-name="P5"><text:span text:style-name="Source_20_Text"><text:span text:style-name="T15">## $ix: 9 <text:s/>8 10 <text:s/>7 11 <text:s/>6 12 <text:s/>5 13 <text:s/>4 14 <text:s/>3 15 <text:s/>2 16 <text:s/>1 17 18 19</text:span></text:span></text:p>
      <text:p text:style-name="P5"><text:span text:style-name="Source_20_Text"><text:span text:style-name="T5">sort</text:span></text:span><text:span text:style-name="Source_20_Text"><text:span text:style-name="T12">(</text:span></text:span><text:span text:style-name="Source_20_Text"><text:span text:style-name="T5">c</text:span></text:span><text:span text:style-name="Source_20_Text"><text:span text:style-name="T12">(</text:span></text:span><text:span text:style-name="Source_20_Text"><text:span text:style-name="T14">10</text:span></text:span><text:span text:style-name="Source_20_Text"><text:span text:style-name="T13">:</text:span></text:span><text:span text:style-name="Source_20_Text"><text:span text:style-name="T14">3</text:span></text:span><text:span text:style-name="Source_20_Text"><text:span text:style-name="T12">,</text:span></text:span><text:span text:style-name="Source_20_Text"><text:span text:style-name="T5"> </text:span></text:span><text:span text:style-name="Source_20_Text"><text:span text:style-name="T14">2</text:span></text:span><text:span text:style-name="Source_20_Text"><text:span text:style-name="T13">:</text:span></text:span><text:span text:style-name="Source_20_Text"><text:span text:style-name="T14">12</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quick"</text:span></text:span><text:span text:style-name="Source_20_Text"><text:span text:style-name="T12">,</text:span></text:span><text:span text:style-name="Source_20_Text"><text:span text:style-name="T5"> index.return </text:span></text:span><text:span text:style-name="Source_20_Text"><text:span text:style-name="T13">=</text:span></text:span><text:span text:style-name="Source_20_Text"><text:span text:style-name="T5"> </text:span></text:span><text:span text:style-name="Source_20_Text"><text:span text:style-name="T14">TRUE</text:span></text:span><text:span text:style-name="Source_20_Text"><text:span text:style-name="T12">)</text:span></text:span><text:span text:style-name="Source_20_Text"><text:span text:style-name="T5"> </text:span></text:span><text:span text:style-name="Source_20_Text"><text:span text:style-name="T15"># is not</text:span></text:span></text:p>
      <text:p text:style-name="P5"><text:span text:style-name="Source_20_Text"><text:span text:style-name="T15">## $x : 2 <text:s/>3 <text:s/>3 <text:s/>4 <text:s/>4 <text:s/>5 <text:s/>5 <text:s/>6 <text:s/>6 <text:s/>7 <text:s/>7 <text:s/>8 <text:s/>8 <text:s/>9 <text:s/>9 10 10 11 12</text:span></text:span></text:p>
      <text:p text:style-name="P5"><text:span text:style-name="Source_20_Text"><text:span text:style-name="T15">## $ix: 9 10 <text:s/>8 <text:s/>7 11 <text:s/>6 12 <text:s/>5 13 <text:s/>4 14 <text:s/>3 15 16 <text:s/>2 17 <text:s/>1 18 19</text:span></text:span></text:p>
      <text:p text:style-name="P5"/>
      <text:p text:style-name="P5"><text:span text:style-name="Source_20_Text"><text:span text:style-name="T5">x </text:span></text:span><text:span text:style-name="Source_20_Text"><text:span text:style-name="T13">&lt;-</text:span></text:span><text:span text:style-name="Source_20_Text"><text:span text:style-name="T5"> c</text:span></text:span><text:span text:style-name="Source_20_Text"><text:span text:style-name="T12">(</text:span></text:span><text:span text:style-name="Source_20_Text"><text:span text:style-name="T14">1</text:span></text:span><text:span text:style-name="Source_20_Text"><text:span text:style-name="T13">:</text:span></text:span><text:span text:style-name="Source_20_Text"><text:span text:style-name="T14">3</text:span></text:span><text:span text:style-name="Source_20_Text"><text:span text:style-name="T12">,</text:span></text:span><text:span text:style-name="Source_20_Text"><text:span text:style-name="T5"> </text:span></text:span><text:span text:style-name="Source_20_Text"><text:span text:style-name="T14">3</text:span></text:span><text:span text:style-name="Source_20_Text"><text:span text:style-name="T13">:</text:span></text:span><text:span text:style-name="Source_20_Text"><text:span text:style-name="T14">5</text:span></text:span><text:span text:style-name="Source_20_Text"><text:span text:style-name="T12">,</text:span></text:span><text:span text:style-name="Source_20_Text"><text:span text:style-name="T5"> </text:span></text:span><text:span text:style-name="Source_20_Text"><text:span text:style-name="T14">10</text:span></text:span><text:span text:style-name="Source_20_Text"><text:span text:style-name="T12">)</text:span></text:span></text:p>
      <text:p text:style-name="P5"><text:span text:style-name="Source_20_Text"><text:span text:style-name="T5">is.unsorted</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text:s text:c="17"/></text:span></text:span><text:span text:style-name="Source_20_Text"><text:span text:style-name="T15"># FALSE: is sorted</text:span></text:span></text:p>
      <text:p text:style-name="P5"><text:span text:style-name="Source_20_Text"><text:span text:style-name="T5">is.unsorted</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strictly </text:span></text:span><text:span text:style-name="Source_20_Text"><text:span text:style-name="T13">=</text:span></text:span><text:span text:style-name="Source_20_Text"><text:span text:style-name="T5"> </text:span></text:span><text:span text:style-name="Source_20_Text"><text:span text:style-name="T14">TRUE</text:span></text:span><text:span text:style-name="Source_20_Text"><text:span text:style-name="T12">)</text:span></text:span><text:span text:style-name="Source_20_Text"><text:span text:style-name="T5"> </text:span></text:span><text:span text:style-name="Source_20_Text"><text:span text:style-name="T15"># TRUE : is not (and cannot be)</text:span></text:span></text:p>
      <text:p text:style-name="P5"><text:span text:style-name="Source_20_Text"><text:span text:style-name="T6"><text:s text:c="32"/></text:span></text:span><text:span text:style-name="Source_20_Text"><text:span text:style-name="T15"># sorted strictly</text:span></text:span></text:p>
      <text:p text:style-name="P5"><text:span text:style-name="Source_20_Text"><text:span text:style-name="T15">## Not run: </text:span></text:span></text:p>
      <text:p text:style-name="P5"><text:span text:style-name="Source_20_Text"><text:span text:style-name="T15">## Small speed comparison simulation:</text:span></text:span></text:p>
      <text:p text:style-name="P5"><text:soft-page-break/><text:span text:style-name="Source_20_Text"><text:span text:style-name="T5">N </text:span></text:span><text:span text:style-name="Source_20_Text"><text:span text:style-name="T13">&lt;-</text:span></text:span><text:span text:style-name="Source_20_Text"><text:span text:style-name="T5"> </text:span></text:span><text:span text:style-name="Source_20_Text"><text:span text:style-name="T14">2000</text:span></text:span></text:p>
      <text:p text:style-name="P5"><text:span text:style-name="Source_20_Text"><text:span text:style-name="T5">Sim </text:span></text:span><text:span text:style-name="Source_20_Text"><text:span text:style-name="T13">&lt;-</text:span></text:span><text:span text:style-name="Source_20_Text"><text:span text:style-name="T5"> </text:span></text:span><text:span text:style-name="Source_20_Text"><text:span text:style-name="T14">20</text:span></text:span></text:p>
      <text:p text:style-name="P5"><text:span text:style-name="Source_20_Text"><text:span text:style-name="T5">rep </text:span></text:span><text:span text:style-name="Source_20_Text"><text:span text:style-name="T13">&lt;-</text:span></text:span><text:span text:style-name="Source_20_Text"><text:span text:style-name="T5"> </text:span></text:span><text:span text:style-name="Source_20_Text"><text:span text:style-name="T14">1000</text:span></text:span><text:span text:style-name="Source_20_Text"><text:span text:style-name="T5"> </text:span></text:span><text:span text:style-name="Source_20_Text"><text:span text:style-name="T15"># &lt;&lt; adjust to your CPU</text:span></text:span></text:p>
      <text:p text:style-name="P5"><text:span text:style-name="Source_20_Text"><text:span text:style-name="T5">c1 </text:span></text:span><text:span text:style-name="Source_20_Text"><text:span text:style-name="T13">&lt;-</text:span></text:span><text:span text:style-name="Source_20_Text"><text:span text:style-name="T5"> c2 </text:span></text:span><text:span text:style-name="Source_20_Text"><text:span text:style-name="T13">&lt;-</text:span></text:span><text:span text:style-name="Source_20_Text"><text:span text:style-name="T5"> numeric</text:span></text:span><text:span text:style-name="Source_20_Text"><text:span text:style-name="T12">(</text:span></text:span><text:span text:style-name="Source_20_Text"><text:span text:style-name="T5">Sim</text:span></text:span><text:span text:style-name="Source_20_Text"><text:span text:style-name="T12">)</text:span></text:span></text:p>
      <text:p text:style-name="P5"><text:span text:style-name="Source_20_Text"><text:span text:style-name="T16">for</text:span></text:span><text:span text:style-name="Source_20_Text"><text:span text:style-name="T12">(</text:span></text:span><text:span text:style-name="Source_20_Text"><text:span text:style-name="T5">is </text:span></text:span><text:span text:style-name="Source_20_Text"><text:span text:style-name="T16">in</text:span></text:span><text:span text:style-name="Source_20_Text"><text:span text:style-name="T5"> seq_len</text:span></text:span><text:span text:style-name="Source_20_Text"><text:span text:style-name="T12">(</text:span></text:span><text:span text:style-name="Source_20_Text"><text:span text:style-name="T5">Sim</text:span></text:span><text:span text:style-name="Source_20_Text"><text:span text:style-name="T12">)){</text:span></text:span></text:p>
      <text:p text:style-name="P5"><text:span text:style-name="Source_20_Text"><text:span text:style-name="T6"><text:s text:c="2"/></text:span></text:span><text:span text:style-name="Source_20_Text"><text:span text:style-name="T5">x </text:span></text:span><text:span text:style-name="Source_20_Text"><text:span text:style-name="T13">&lt;-</text:span></text:span><text:span text:style-name="Source_20_Text"><text:span text:style-name="T5"> rnorm</text:span></text:span><text:span text:style-name="Source_20_Text"><text:span text:style-name="T12">(</text:span></text:span><text:span text:style-name="Source_20_Text"><text:span text:style-name="T5">N</text:span></text:span><text:span text:style-name="Source_20_Text"><text:span text:style-name="T12">)</text:span></text:span></text:p>
      <text:p text:style-name="P5"><text:span text:style-name="Source_20_Text"><text:span text:style-name="T6"><text:s text:c="2"/></text:span></text:span><text:span text:style-name="Source_20_Text"><text:span text:style-name="T5">c1</text:span></text:span><text:span text:style-name="Source_20_Text"><text:span text:style-name="T12">[</text:span></text:span><text:span text:style-name="Source_20_Text"><text:span text:style-name="T5">is</text:span></text:span><text:span text:style-name="Source_20_Text"><text:span text:style-name="T12">]</text:span></text:span><text:span text:style-name="Source_20_Text"><text:span text:style-name="T5"> </text:span></text:span><text:span text:style-name="Source_20_Text"><text:span text:style-name="T13">&lt;-</text:span></text:span><text:span text:style-name="Source_20_Text"><text:span text:style-name="T5"> system.time</text:span></text:span><text:span text:style-name="Source_20_Text"><text:span text:style-name="T12">(</text:span></text:span><text:span text:style-name="Source_20_Text"><text:span text:style-name="T16">for</text:span></text:span><text:span text:style-name="Source_20_Text"><text:span text:style-name="T12">(</text:span></text:span><text:span text:style-name="Source_20_Text"><text:span text:style-name="T5">i </text:span></text:span><text:span text:style-name="Source_20_Text"><text:span text:style-name="T16">in</text:span></text:span><text:span text:style-name="Source_20_Text"><text:span text:style-name="T5"> </text:span></text:span><text:span text:style-name="Source_20_Text"><text:span text:style-name="T14">1</text:span></text:span><text:span text:style-name="Source_20_Text"><text:span text:style-name="T13">:</text:span></text:span><text:span text:style-name="Source_20_Text"><text:span text:style-name="T5">rep</text:span></text:span><text:span text:style-name="Source_20_Text"><text:span text:style-name="T12">)</text:span></text:span><text:span text:style-name="Source_20_Text"><text:span text:style-name="T5"> 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shell"</text:span></text:span><text:span text:style-name="Source_20_Text"><text:span text:style-name="T12">))[</text:span></text:span><text:span text:style-name="Source_20_Text"><text:span text:style-name="T14">1</text:span></text:span><text:span text:style-name="Source_20_Text"><text:span text:style-name="T12">]</text:span></text:span></text:p>
      <text:p text:style-name="P5"><text:span text:style-name="Source_20_Text"><text:span text:style-name="T6"><text:s text:c="2"/></text:span></text:span><text:span text:style-name="Source_20_Text"><text:span text:style-name="T5">c2</text:span></text:span><text:span text:style-name="Source_20_Text"><text:span text:style-name="T12">[</text:span></text:span><text:span text:style-name="Source_20_Text"><text:span text:style-name="T5">is</text:span></text:span><text:span text:style-name="Source_20_Text"><text:span text:style-name="T12">]</text:span></text:span><text:span text:style-name="Source_20_Text"><text:span text:style-name="T5"> </text:span></text:span><text:span text:style-name="Source_20_Text"><text:span text:style-name="T13">&lt;-</text:span></text:span><text:span text:style-name="Source_20_Text"><text:span text:style-name="T5"> system.time</text:span></text:span><text:span text:style-name="Source_20_Text"><text:span text:style-name="T12">(</text:span></text:span><text:span text:style-name="Source_20_Text"><text:span text:style-name="T16">for</text:span></text:span><text:span text:style-name="Source_20_Text"><text:span text:style-name="T12">(</text:span></text:span><text:span text:style-name="Source_20_Text"><text:span text:style-name="T5">i </text:span></text:span><text:span text:style-name="Source_20_Text"><text:span text:style-name="T16">in</text:span></text:span><text:span text:style-name="Source_20_Text"><text:span text:style-name="T5"> </text:span></text:span><text:span text:style-name="Source_20_Text"><text:span text:style-name="T14">1</text:span></text:span><text:span text:style-name="Source_20_Text"><text:span text:style-name="T13">:</text:span></text:span><text:span text:style-name="Source_20_Text"><text:span text:style-name="T5">rep</text:span></text:span><text:span text:style-name="Source_20_Text"><text:span text:style-name="T12">)</text:span></text:span><text:span text:style-name="Source_20_Text"><text:span text:style-name="T5"> 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quick"</text:span></text:span><text:span text:style-name="Source_20_Text"><text:span text:style-name="T12">))[</text:span></text:span><text:span text:style-name="Source_20_Text"><text:span text:style-name="T14">1</text:span></text:span><text:span text:style-name="Source_20_Text"><text:span text:style-name="T12">]</text:span></text:span></text:p>
      <text:p text:style-name="P5"><text:span text:style-name="Source_20_Text"><text:span text:style-name="T6"><text:s text:c="2"/></text:span></text:span><text:span text:style-name="Source_20_Text"><text:span text:style-name="T5">stopifnot</text:span></text:span><text:span text:style-name="Source_20_Text"><text:span text:style-name="T12">(</text:span></text:span><text:span text:style-name="Source_20_Text"><text:span text:style-name="T5">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shell"</text:span></text:span><text:span text:style-name="Source_20_Text"><text:span text:style-name="T12">)</text:span></text:span><text:span text:style-name="Source_20_Text"><text:span text:style-name="T5"> </text:span></text:span><text:span text:style-name="Source_20_Text"><text:span text:style-name="T13">==</text:span></text:span><text:span text:style-name="Source_20_Text"><text:span text:style-name="T5"> 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quick"</text:span></text:span><text:span text:style-name="Source_20_Text"><text:span text:style-name="T12">))</text:span></text:span></text:p>
      <text:p text:style-name="P5"><text:span text:style-name="Source_20_Text"><text:span text:style-name="T12">}</text:span></text:span></text:p>
      <text:p text:style-name="P5"><text:span text:style-name="Source_20_Text"><text:span text:style-name="T5">rbind</text:span></text:span><text:span text:style-name="Source_20_Text"><text:span text:style-name="T12">(</text:span></text:span><text:span text:style-name="Source_20_Text"><text:span text:style-name="T5">ShellSort </text:span></text:span><text:span text:style-name="Source_20_Text"><text:span text:style-name="T13">=</text:span></text:span><text:span text:style-name="Source_20_Text"><text:span text:style-name="T5"> c1</text:span></text:span><text:span text:style-name="Source_20_Text"><text:span text:style-name="T12">,</text:span></text:span><text:span text:style-name="Source_20_Text"><text:span text:style-name="T5"> QuickSort </text:span></text:span><text:span text:style-name="Source_20_Text"><text:span text:style-name="T13">=</text:span></text:span><text:span text:style-name="Source_20_Text"><text:span text:style-name="T5"> c2</text:span></text:span><text:span text:style-name="Source_20_Text"><text:span text:style-name="T12">)</text:span></text:span></text:p>
      <text:p text:style-name="P5"><text:span text:style-name="Source_20_Text"><text:span text:style-name="T5">cat</text:span></text:span><text:span text:style-name="Source_20_Text"><text:span text:style-name="T12">(</text:span></text:span><text:span text:style-name="Source_20_Text"><text:span text:style-name="T17">"Speedup factor of quick sort():\n"</text:span></text:span><text:span text:style-name="Source_20_Text"><text:span text:style-name="T12">)</text:span></text:span></text:p>
      <text:p text:style-name="P5"><text:span text:style-name="Source_20_Text"><text:span text:style-name="T5">summary</text:span></text:span><text:span text:style-name="Source_20_Text"><text:span text:style-name="T12">({</text:span></text:span><text:span text:style-name="Source_20_Text"><text:span text:style-name="T5">qq </text:span></text:span><text:span text:style-name="Source_20_Text"><text:span text:style-name="T13">&lt;-</text:span></text:span><text:span text:style-name="Source_20_Text"><text:span text:style-name="T5"> c1 </text:span></text:span><text:span text:style-name="Source_20_Text"><text:span text:style-name="T13">/</text:span></text:span><text:span text:style-name="Source_20_Text"><text:span text:style-name="T5"> c2</text:span></text:span><text:span text:style-name="Source_20_Text"><text:span text:style-name="T12">;</text:span></text:span><text:span text:style-name="Source_20_Text"><text:span text:style-name="T5"> qq</text:span></text:span><text:span text:style-name="Source_20_Text"><text:span text:style-name="T12">[</text:span></text:span><text:span text:style-name="Source_20_Text"><text:span text:style-name="T5">is.finite</text:span></text:span><text:span text:style-name="Source_20_Text"><text:span text:style-name="T12">(</text:span></text:span><text:span text:style-name="Source_20_Text"><text:span text:style-name="T5">qq</text:span></text:span><text:span text:style-name="Source_20_Text"><text:span text:style-name="T12">)]})</text:span></text:span></text:p>
      <text:p text:style-name="P5"/>
      <text:p text:style-name="P5"><text:span text:style-name="Source_20_Text"><text:span text:style-name="T15">## A larger test</text:span></text:span></text:p>
      <text:p text:style-name="P5"><text:span text:style-name="Source_20_Text"><text:span text:style-name="T5">x </text:span></text:span><text:span text:style-name="Source_20_Text"><text:span text:style-name="T13">&lt;-</text:span></text:span><text:span text:style-name="Source_20_Text"><text:span text:style-name="T5"> rnorm</text:span></text:span><text:span text:style-name="Source_20_Text"><text:span text:style-name="T12">(</text:span></text:span><text:span text:style-name="Source_20_Text"><text:span text:style-name="T14">1e7</text:span></text:span><text:span text:style-name="Source_20_Text"><text:span text:style-name="T12">)</text:span></text:span></text:p>
      <text:p text:style-name="P5"><text:span text:style-name="Source_20_Text"><text:span text:style-name="T5">system.time</text:span></text:span><text:span text:style-name="Source_20_Text"><text:span text:style-name="T12">(</text:span></text:span><text:span text:style-name="Source_20_Text"><text:span text:style-name="T5">x1 </text:span></text:span><text:span text:style-name="Source_20_Text"><text:span text:style-name="T13">&lt;-</text:span></text:span><text:span text:style-name="Source_20_Text"><text:span text:style-name="T5"> 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shell"</text:span></text:span><text:span text:style-name="Source_20_Text"><text:span text:style-name="T12">))</text:span></text:span></text:p>
      <text:p text:style-name="P5"><text:span text:style-name="Source_20_Text"><text:span text:style-name="T5">system.time</text:span></text:span><text:span text:style-name="Source_20_Text"><text:span text:style-name="T12">(</text:span></text:span><text:span text:style-name="Source_20_Text"><text:span text:style-name="T5">x2 </text:span></text:span><text:span text:style-name="Source_20_Text"><text:span text:style-name="T13">&lt;-</text:span></text:span><text:span text:style-name="Source_20_Text"><text:span text:style-name="T5"> 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quick"</text:span></text:span><text:span text:style-name="Source_20_Text"><text:span text:style-name="T12">))</text:span></text:span></text:p>
      <text:p text:style-name="P5"><text:span text:style-name="Source_20_Text"><text:span text:style-name="T5">system.time</text:span></text:span><text:span text:style-name="Source_20_Text"><text:span text:style-name="T12">(</text:span></text:span><text:span text:style-name="Source_20_Text"><text:span text:style-name="T5">x3 </text:span></text:span><text:span text:style-name="Source_20_Text"><text:span text:style-name="T13">&lt;-</text:span></text:span><text:span text:style-name="Source_20_Text"><text:span text:style-name="T5"> sort</text:span></text:span><text:span text:style-name="Source_20_Text"><text:span text:style-name="T12">(</text:span></text:span><text:span text:style-name="Source_20_Text"><text:span text:style-name="T5">x</text:span></text:span><text:span text:style-name="Source_20_Text"><text:span text:style-name="T12">,</text:span></text:span><text:span text:style-name="Source_20_Text"><text:span text:style-name="T5"> method </text:span></text:span><text:span text:style-name="Source_20_Text"><text:span text:style-name="T13">=</text:span></text:span><text:span text:style-name="Source_20_Text"><text:span text:style-name="T5"> </text:span></text:span><text:span text:style-name="Source_20_Text"><text:span text:style-name="T17">"radix"</text:span></text:span><text:span text:style-name="Source_20_Text"><text:span text:style-name="T12">))</text:span></text:span></text:p>
      <text:p text:style-name="P5"><text:span text:style-name="Source_20_Text"><text:span text:style-name="T5">stopifnot</text:span></text:span><text:span text:style-name="Source_20_Text"><text:span text:style-name="T12">(</text:span></text:span><text:span text:style-name="Source_20_Text"><text:span text:style-name="T5">identical</text:span></text:span><text:span text:style-name="Source_20_Text"><text:span text:style-name="T12">(</text:span></text:span><text:span text:style-name="Source_20_Text"><text:span text:style-name="T5">x1</text:span></text:span><text:span text:style-name="Source_20_Text"><text:span text:style-name="T12">,</text:span></text:span><text:span text:style-name="Source_20_Text"><text:span text:style-name="T5"> x2</text:span></text:span><text:span text:style-name="Source_20_Text"><text:span text:style-name="T12">))</text:span></text:span></text:p>
      <text:p text:style-name="P5"><text:span text:style-name="Source_20_Text"><text:span text:style-name="T5">stopifnot</text:span></text:span><text:span text:style-name="Source_20_Text"><text:span text:style-name="T12">(</text:span></text:span><text:span text:style-name="Source_20_Text"><text:span text:style-name="T5">identical</text:span></text:span><text:span text:style-name="Source_20_Text"><text:span text:style-name="T12">(</text:span></text:span><text:span text:style-name="Source_20_Text"><text:span text:style-name="T5">x1</text:span></text:span><text:span text:style-name="Source_20_Text"><text:span text:style-name="T12">,</text:span></text:span><text:span text:style-name="Source_20_Text"><text:span text:style-name="T5"> x3</text:span></text:span><text:span text:style-name="Source_20_Text"><text:span text:style-name="T12">))</text:span></text:span></text:p>
      <text:p text:style-name="P5"/>
      <text:p text:style-name="P6"><text:span text:style-name="Source_20_Text"><text:span text:style-name="T15">## End(Not run)</text:span></text:span></text:p>
      <text:p text:style-name="Horizontal_20_Line"/>
      <text:p text:style-name="P14"><text:span text:style-name="T3">[Package </text:span><text:span text:style-name="Emphasis"><text:span text:style-name="T3">base</text:span></text:span><text:span text:style-name="T3"> version 4.2.1 </text:span><text:a xlink:type="simple" xlink:href="http://127.0.0.1:58922/help/library/base/html/00Index.html" text:style-name="Internet_20_link" text:visited-style-name="Visited_20_Internet_20_Link"><text:span text:style-name="T11">Index</text:span></text:a><text:span text:style-name="T3">]</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Monaco, 'Andale Mono', 'Ubuntu Mono', monospace"/>
    <style:font-face style:name="Courier New" svg:font-family="'Courier New', Courier"/>
    <style:font-face style:name="KaTeX Main" svg:font-family="'KaTeX Main', 'Times New Roman', 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e3fa1"/>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sort {base} R Documentatio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05T08:56:46.101747591</meta:creation-date>
    <dc:date>2022-07-05T09:21:49.578434687</dc:date>
    <meta:editing-duration>PT14M52S</meta:editing-duration>
    <meta:editing-cycles>2</meta:editing-cycles>
    <meta:generator>LibreOffice/7.3.2.2$MacOSX_X86_64 LibreOffice_project/49f2b1bff42cfccbd8f788c8dc32c1c309559be0</meta:generator>
    <meta:document-statistic meta:table-count="1" meta:image-count="0" meta:object-count="0" meta:page-count="4" meta:paragraph-count="93" meta:word-count="1450" meta:character-count="8640" meta:non-whitespace-character-count="7175"/>
  </office:meta>
</office:document-meta>
</file>